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php</text:p>
      <text:p text:style-name="Standard">/**</text:p>
      <text:p text:style-name="Standard"><text:s/>* Sistema de Gestión de Flota de Vehículos - Examen DAW</text:p>
      <text:p text:style-name="Standard"><text:s/>* Implementación de jerarquía con Herencia, Encapsulamiento y Polimorfismo.</text:p>
      <text:p text:style-name="Standard"><text:s/>*/</text:p>
      <text:p text:style-name="Standard"/>
      <text:p text:style-name="Standard">// --- CLASE BASE ABSTRACTA ---</text:p>
      <text:p text:style-name="Standard"/>
      <text:p text:style-name="Standard">abstract class Vehiculo {</text:p>
      <text:p text:style-name="Standard"><text:s text:c="4"/>protected string $matricula;</text:p>
      <text:p text:style-name="Standard"><text:s text:c="4"/>protected string $marca;</text:p>
      <text:p text:style-name="Standard"><text:s text:c="4"/>protected string $modelo;</text:p>
      <text:p text:style-name="Standard"><text:s text:c="4"/>protected string $fechaCompra;</text:p>
      <text:p text:style-name="Standard"><text:s text:c="4"/>protected string $numeroBastidor;</text:p>
      <text:p text:style-name="Standard"><text:s text:c="4"/>protected float $kilometrosRecorridos;</text:p>
      <text:p text:style-name="Standard"><text:s text:c="4"/>protected bool $enServicio;</text:p>
      <text:p text:style-name="Standard"/>
      <text:p text:style-name="Standard"><text:s text:c="4"/>private static int $contadorVehiculos = 0;</text:p>
      <text:p text:style-name="Standard"/>
      <text:p text:style-name="Standard"><text:s text:c="4"/>public function __construct($mat, $mar, $mod, $fecha, $bast, $kms, $serv) {</text:p>
      <text:p text:style-name="Standard"><text:s text:c="8"/>$this-&gt;matricula = $mat;</text:p>
      <text:p text:style-name="Standard"><text:s text:c="8"/>$this-&gt;marca = $mar;</text:p>
      <text:p text:style-name="Standard"><text:s text:c="8"/>$this-&gt;modelo = $mod;</text:p>
      <text:p text:style-name="Standard"><text:s text:c="8"/>$this-&gt;fechaCompra = $fecha;</text:p>
      <text:p text:style-name="Standard"><text:s text:c="8"/>$this-&gt;numeroBastidor = $bast;</text:p>
      <text:p text:style-name="Standard"><text:s text:c="8"/>$this-&gt;kilometrosRecorridos = max(0, $kms); // Evitar kms negativos</text:p>
      <text:p text:style-name="Standard"><text:s text:c="8"/>$this-&gt;enServicio = $serv;</text:p>
      <text:p text:style-name="Standard"><text:s text:c="8"/>self::$contadorVehiculos++;</text:p>
      <text:p text:style-name="Standard"><text:s text:c="4"/>}</text:p>
      <text:p text:style-name="Standard"/>
      <text:p text:style-name="Standard"><text:s text:c="4"/>// --- GETTERS Y SETTERS ---</text:p>
      <text:p text:style-name="Standard"><text:s text:c="4"/>public function getMatricula(): string { return $this-&gt;matricula; }</text:p>
      <text:p text:style-name="Standard"><text:s text:c="4"/>public function setMatricula(string $m): void { $this-&gt;matricula = $m; }</text:p>
      <text:p text:style-name="Standard"><text:s text:c="4"/>public function getMarca(): string { return $this-&gt;marca; }</text:p>
      <text:p text:style-name="Standard"><text:s text:c="4"/>public function setMarca(string $m): void { $this-&gt;marca = $m; }</text:p>
      <text:p text:style-name="Standard"><text:s text:c="4"/>public function getModelo(): string { return $this-&gt;modelo; }</text:p>
      <text:p text:style-name="Standard"><text:s text:c="4"/>public function setModelo(string $m): void { $this-&gt;modelo = $m; }</text:p>
      <text:p text:style-name="Standard"><text:s text:c="4"/>public function getFechaCompra(): string { return $this-&gt;fechaCompra; }</text:p>
      <text:p text:style-name="Standard"><text:s text:c="4"/>public function setFechaCompra(string $f): void { $this-&gt;fechaCompra = $f; }</text:p>
      <text:p text:style-name="Standard"><text:s text:c="4"/>public function getNumeroBastidor(): string { return $this-&gt;numeroBastidor; }</text:p>
      <text:p text:style-name="Standard"><text:s text:c="4"/>public function setNumeroBastidor(string $n): void { $this-&gt;numeroBastidor = $n; }</text:p>
      <text:p text:style-name="Standard"><text:s text:c="4"/>public function getKilometrosRecorridos(): float { return $this-&gt;kilometrosRecorridos; }</text:p>
      <text:p text:style-name="Standard"><text:s text:c="4"/>public function setKilometrosRecorridos(float $k): void { $this-&gt;kilometrosRecorridos = $k; }</text:p>
      <text:p text:style-name="Standard"><text:s text:c="4"/>public function isEnServicio(): bool { return $this-&gt;enServicio; }</text:p>
      <text:p text:style-name="Standard"><text:s text:c="4"/>public function setEnServicio(bool $e): void { $this-&gt;enServicio = $e; }</text:p>
      <text:p text:style-name="Standard"/>
      <text:p text:style-name="Standard"><text:s text:c="4"/>// --- MÉTODOS OBLIGATORIOS ---</text:p>
      <text:p text:style-name="Standard"><text:s text:c="4"/>abstract public function informar(): string;</text:p>
      <text:p text:style-name="Standard"><text:s text:c="4"/>abstract public static function generarAlAzar(): Vehiculo;</text:p>
      <text:p text:style-name="Standard"><text:s text:c="4"/></text:p>
      <text:p text:style-name="Standard"><text:s text:c="4"/>public static function numeroObjetosCreado(): int {</text:p>
      <text:p text:style-name="Standard"><text:s text:c="8"/>return self::$contadorVehiculos;</text:p>
      <text:p text:style-name="Standard"><text:soft-page-break/><text:s text:c="4"/>}</text:p>
      <text:p text:style-name="Standard"/>
      <text:p text:style-name="Standard"><text:s text:c="4"/>public function __toString(): string {</text:p>
      <text:p text:style-name="Standard"><text:s text:c="8"/>$estado = $this-&gt;enServicio ? "[EN SERVICIO]" : "[FUERA DE SERVICIO]";</text:p>
      <text:p text:style-name="Standard"><text:s text:c="8"/>return "$estado {$this-&gt;matricula}: {$this-&gt;marca} {$this-&gt;modelo} ({$this-&gt;kilometrosRecorridos} km)";</text:p>
      <text:p text:style-name="Standard"><text:s text:c="4"/>}</text:p>
      <text:p text:style-name="Standard"/>
      <text:p text:style-name="Standard"><text:s text:c="4"/>/**</text:p>
      <text:p text:style-name="Standard"><text:s text:c="5"/>* Auxiliar para generar matrículas aleatorias coherentes (1234ABC)</text:p>
      <text:p text:style-name="Standard"><text:s text:c="5"/>*/</text:p>
      <text:p text:style-name="Standard"><text:s text:c="4"/>protected static function helperMatricula(): string {</text:p>
      <text:p text:style-name="Standard"><text:s text:c="8"/>return rand(1000, 9999) . chr(rand(65, 90)) . chr(rand(65, 90)) . chr(rand(65, 90));</text:p>
      <text:p text:style-name="Standard"><text:s text:c="4"/>}</text:p>
      <text:p text:style-name="Standard">}</text:p>
      <text:p text:style-name="Standard"/>
      <text:p text:style-name="Standard">// --- CLASES INTERMEDIAS ---</text:p>
      <text:p text:style-name="Standard"/>
      <text:p text:style-name="Standard">/**</text:p>
      <text:p text:style-name="Standard"><text:s/>* Vehículos que pertenecen a la flota propia de la empresa</text:p>
      <text:p text:style-name="Standard"><text:s/>*/</text:p>
      <text:p text:style-name="Standard">abstract class VehiculoPropio extends Vehiculo {</text:p>
      <text:p text:style-name="Standard"><text:s text:c="4"/>protected int $añosEmpresa;</text:p>
      <text:p text:style-name="Standard"><text:s text:c="4"/>protected float $costeMantenimientoAnual;</text:p>
      <text:p text:style-name="Standard"><text:s text:c="4"/>private static int $contadorPropio = 0;</text:p>
      <text:p text:style-name="Standard"/>
      <text:p text:style-name="Standard"><text:s text:c="4"/>public function __construct($mat, $mar, $mod, $fecha, $bast, $kms, $serv, $años, $coste) {</text:p>
      <text:p text:style-name="Standard"><text:s text:c="8"/>parent::__construct($mat, $mar, $mod, $fecha, $bast, $kms, $serv);</text:p>
      <text:p text:style-name="Standard"><text:s text:c="8"/>$this-&gt;añosEmpresa = $años;</text:p>
      <text:p text:style-name="Standard"><text:s text:c="8"/>$this-&gt;costeMantenimientoAnual = $coste;</text:p>
      <text:p text:style-name="Standard"><text:s text:c="8"/>self::$contadorPropio++;</text:p>
      <text:p text:style-name="Standard"><text:s text:c="4"/>}</text:p>
      <text:p text:style-name="Standard"/>
      <text:p text:style-name="Standard"><text:s text:c="4"/>public function getAñosEmpresa(): int { return $this-&gt;añosEmpresa; }</text:p>
      <text:p text:style-name="Standard"><text:s text:c="4"/>public function setAñosEmpresa(int $a): void { $this-&gt;añosEmpresa = $a; }</text:p>
      <text:p text:style-name="Standard"><text:s text:c="4"/>public function getCosteMantenimientoAnual(): float { return $this-&gt;costeMantenimientoAnual; }</text:p>
      <text:p text:style-name="Standard"><text:s text:c="4"/>public function setCosteMantenimientoAnual(float $c): void { $this-&gt;costeMantenimientoAnual = $c; }</text:p>
      <text:p text:style-name="Standard"/>
      <text:p text:style-name="Standard"><text:s text:c="4"/>public static function numeroObjetosCreado(): int { return self::$contadorPropio; }</text:p>
      <text:p text:style-name="Standard">}</text:p>
      <text:p text:style-name="Standard"/>
      <text:p text:style-name="Standard">/**</text:p>
      <text:p text:style-name="Standard"><text:s/>* Vehículos de terceros (colaboradores)</text:p>
      <text:p text:style-name="Standard"><text:s/>*/</text:p>
      <text:p text:style-name="Standard">abstract class VehiculoExterno extends Vehiculo {</text:p>
      <text:p text:style-name="Standard"><text:s text:c="4"/>private static int $contadorExterno = 0;</text:p>
      <text:p text:style-name="Standard"/>
      <text:p text:style-name="Standard"><text:s text:c="4"/>public function __construct(...$args) {</text:p>
      <text:p text:style-name="Standard"><text:s text:c="8"/>parent::__construct(...$args);</text:p>
      <text:p text:style-name="Standard"><text:s text:c="8"/>self::$contadorExterno++;</text:p>
      <text:p text:style-name="Standard"><text:soft-page-break/><text:s text:c="4"/>}</text:p>
      <text:p text:style-name="Standard"/>
      <text:p text:style-name="Standard"><text:s text:c="4"/>public static function numeroObjetosCreado(): int { return self::$contadorExterno; }</text:p>
      <text:p text:style-name="Standard">}</text:p>
      <text:p text:style-name="Standard"/>
      <text:p text:style-name="Standard">// --- CLASES FINALES (PROPIOS) ---</text:p>
      <text:p text:style-name="Standard"/>
      <text:p text:style-name="Standard">class CocheEmpresa extends VehiculoPropio {</text:p>
      <text:p text:style-name="Standard"><text:s text:c="4"/>private int $numeroPlazas;</text:p>
      <text:p text:style-name="Standard"><text:s text:c="4"/>private string $categoria; // urbano, berlina, SUV</text:p>
      <text:p text:style-name="Standard"><text:s text:c="4"/>private static int $contador = 0;</text:p>
      <text:p text:style-name="Standard"/>
      <text:p text:style-name="Standard"><text:s text:c="4"/>public function __construct($mat, $mar, $mod, $f, $b, $k, $s, $a, $c, $plazas, $cat) {</text:p>
      <text:p text:style-name="Standard"><text:s text:c="8"/>parent::__construct($mat, $mar, $mod, $f, $b, $k, $s, $a, $c);</text:p>
      <text:p text:style-name="Standard"><text:s text:c="8"/>$this-&gt;numeroPlazas = $plazas;</text:p>
      <text:p text:style-name="Standard"><text:s text:c="8"/>$this-&gt;categoria = $cat;</text:p>
      <text:p text:style-name="Standard"><text:s text:c="8"/>self::$contador++;</text:p>
      <text:p text:style-name="Standard"><text:s text:c="4"/>}</text:p>
      <text:p text:style-name="Standard"/>
      <text:p text:style-name="Standard"><text:s text:c="4"/>// Getters/Setters específicos</text:p>
      <text:p text:style-name="Standard"><text:s text:c="4"/>public function getNumeroPlazas(): int { return $this-&gt;numeroPlazas; }</text:p>
      <text:p text:style-name="Standard"><text:s text:c="4"/>public function setNumeroPlazas(int $p): void { $this-&gt;numeroPlazas = $p; }</text:p>
      <text:p text:style-name="Standard"/>
      <text:p text:style-name="Standard"><text:s text:c="4"/>public function informar(): string {</text:p>
      <text:p text:style-name="Standard"><text:s text:c="8"/>return "Soy un coche de empresa tipo {$this-&gt;categoria} y estoy trasladando personal administrativo.";</text:p>
      <text:p text:style-name="Standard"><text:s text:c="4"/>}</text:p>
      <text:p text:style-name="Standard"/>
      <text:p text:style-name="Standard"><text:s text:c="4"/>public static function generarAlAzar(): CocheEmpresa {</text:p>
      <text:p text:style-name="Standard"><text:s text:c="8"/>return new self(self::helperMatricula(), "Toyota", "Corolla", "2022-05-15", "BAST123", rand(1000, 50000), true, rand(1, 5), 150.50, 5, "berlina");</text:p>
      <text:p text:style-name="Standard"><text:s text:c="4"/>}</text:p>
      <text:p text:style-name="Standard"/>
      <text:p text:style-name="Standard"><text:s text:c="4"/>public static function numeroObjetosCreado(): int { return self::$contador; }</text:p>
      <text:p text:style-name="Standard">}</text:p>
      <text:p text:style-name="Standard"/>
      <text:p text:style-name="Standard">class FurgonetaReparto extends VehiculoPropio {</text:p>
      <text:p text:style-name="Standard"><text:s text:c="4"/>private float $capacidadCargaKg;</text:p>
      <text:p text:style-name="Standard"><text:s text:c="4"/>private float $volumenCargaM3;</text:p>
      <text:p text:style-name="Standard"><text:s text:c="4"/>private static int $contador = 0;</text:p>
      <text:p text:style-name="Standard"/>
      <text:p text:style-name="Standard"><text:s text:c="4"/>public function __construct($mat, $mar, $mod, $f, $b, $k, $s, $a, $c, $carga, $vol) {</text:p>
      <text:p text:style-name="Standard"><text:s text:c="8"/>parent::__construct($mat, $mar, $mod, $f, $b, $k, $s, $a, $c);</text:p>
      <text:p text:style-name="Standard"><text:s text:c="8"/>$this-&gt;capacidadCargaKg = $carga;</text:p>
      <text:p text:style-name="Standard"><text:s text:c="8"/>$this-&gt;volumenCargaM3 = $vol;</text:p>
      <text:p text:style-name="Standard"><text:s text:c="8"/>self::$contador++;</text:p>
      <text:p text:style-name="Standard"><text:s text:c="4"/>}</text:p>
      <text:p text:style-name="Standard"/>
      <text:p text:style-name="Standard"><text:s text:c="4"/>public function informar(): string {</text:p>
      <text:p text:style-name="Standard"><text:s text:c="8"/>return "Soy una furgoneta de reparto y estoy entregando paquetes en el centro.";</text:p>
      <text:p text:style-name="Standard"><text:s text:c="4"/>}</text:p>
      <text:p text:style-name="Standard"/>
      <text:p text:style-name="Standard"><text:soft-page-break/><text:s text:c="4"/>public static function generarAlAzar(): FurgonetaReparto {</text:p>
      <text:p text:style-name="Standard"><text:s text:c="8"/>return new self(self::helperMatricula(), "Ford", "Transit", "2021-10-10", "BAST456", rand(10000, 80000), true, 3, 450.00, 1200.0, 10.5);</text:p>
      <text:p text:style-name="Standard"><text:s text:c="4"/>}</text:p>
      <text:p text:style-name="Standard"/>
      <text:p text:style-name="Standard"><text:s text:c="4"/>public static function numeroObjetosCreado(): int { return self::$contador; }</text:p>
      <text:p text:style-name="Standard">}</text:p>
      <text:p text:style-name="Standard"/>
      <text:p text:style-name="Standard">class MotoReparto extends VehiculoPropio {</text:p>
      <text:p text:style-name="Standard"><text:s text:c="4"/>private int $cilindradaCc;</text:p>
      <text:p text:style-name="Standard"><text:s text:c="4"/>private string $tipoCarnet;</text:p>
      <text:p text:style-name="Standard"><text:s text:c="4"/>private static int $contador = 0;</text:p>
      <text:p text:style-name="Standard"/>
      <text:p text:style-name="Standard"><text:s text:c="4"/>public function __construct($mat, $mar, $mod, $f, $b, $k, $s, $a, $c, $cc, $carnet) {</text:p>
      <text:p text:style-name="Standard"><text:s text:c="8"/>parent::__construct($mat, $mar, $mod, $f, $b, $k, $s, $a, $c);</text:p>
      <text:p text:style-name="Standard"><text:s text:c="8"/>$this-&gt;cilindradaCc = $cc;</text:p>
      <text:p text:style-name="Standard"><text:s text:c="8"/>$this-&gt;tipoCarnet = $carnet;</text:p>
      <text:p text:style-name="Standard"><text:s text:c="8"/>self::$contador++;</text:p>
      <text:p text:style-name="Standard"><text:s text:c="4"/>}</text:p>
      <text:p text:style-name="Standard"/>
      <text:p text:style-name="Standard"><text:s text:c="4"/>public function informar(): string {</text:p>
      <text:p text:style-name="Standard"><text:s text:c="8"/>return "Soy una moto de reparto de {$this-&gt;cilindradaCc}cc y estoy esquivando el tráfico para entregar un pedido.";</text:p>
      <text:p text:style-name="Standard"><text:s text:c="4"/>}</text:p>
      <text:p text:style-name="Standard"/>
      <text:p text:style-name="Standard"><text:s text:c="4"/>public static function generarAlAzar(): MotoReparto {</text:p>
      <text:p text:style-name="Standard"><text:s text:c="8"/>return new self(self::helperMatricula(), "Honda", "SH125", "2023-01-20", "BAST789", rand(500, 15000), true, 1, 80.00, 125, "A1");</text:p>
      <text:p text:style-name="Standard"><text:s text:c="4"/>}</text:p>
      <text:p text:style-name="Standard"/>
      <text:p text:style-name="Standard"><text:s text:c="4"/>public static function numeroObjetosCreado(): int { return self::$contador; }</text:p>
      <text:p text:style-name="Standard">}</text:p>
      <text:p text:style-name="Standard"/>
      <text:p text:style-name="Standard">// --- CLASES FINALES (EXTERNOS) ---</text:p>
      <text:p text:style-name="Standard"/>
      <text:p text:style-name="Standard">class TaxiColaborador extends VehiculoExterno {</text:p>
      <text:p text:style-name="Standard"><text:s text:c="4"/>private string $nombreConductor;</text:p>
      <text:p text:style-name="Standard"><text:s text:c="4"/>private string $licenciaMunicipal;</text:p>
      <text:p text:style-name="Standard"><text:s text:c="4"/>private float $precioPorKm;</text:p>
      <text:p text:style-name="Standard"><text:s text:c="4"/>private static int $contador = 0;</text:p>
      <text:p text:style-name="Standard"/>
      <text:p text:style-name="Standard"><text:s text:c="4"/>public function __construct($mat, $mar, $mod, $f, $b, $k, $s, $conductor, $licencia, $precio) {</text:p>
      <text:p text:style-name="Standard"><text:s text:c="8"/>parent::__construct($mat, $mar, $mod, $f, $b, $k, $s);</text:p>
      <text:p text:style-name="Standard"><text:s text:c="8"/>$this-&gt;nombreConductor = $conductor;</text:p>
      <text:p text:style-name="Standard"><text:s text:c="8"/>$this-&gt;licenciaMunicipal = $licencia;</text:p>
      <text:p text:style-name="Standard"><text:s text:c="8"/>$this-&gt;precioPorKm = $precio;</text:p>
      <text:p text:style-name="Standard"><text:s text:c="8"/>self::$contador++;</text:p>
      <text:p text:style-name="Standard"><text:s text:c="4"/>}</text:p>
      <text:p text:style-name="Standard"/>
      <text:p text:style-name="Standard"><text:s text:c="4"/>public function informar(): string {</text:p>
      <text:p text:style-name="Standard"><text:s text:c="8"/>return "Soy un taxi colaborador y estoy llevando a un cliente al aeropuerto.";</text:p>
      <text:p text:style-name="Standard"><text:s text:c="4"/>}</text:p>
      <text:p text:style-name="Standard"><text:soft-page-break/></text:p>
      <text:p text:style-name="Standard"><text:s text:c="4"/>public static function generarAlAzar(): TaxiColaborador {</text:p>
      <text:p text:style-name="Standard"><text:s text:c="8"/>return new self(self::helperMatricula(), "Skoda", "Octavia", "2020-05-05", "BAST001", rand(100000, 300000), true, "Paco González", "TX-456", 1.25);</text:p>
      <text:p text:style-name="Standard"><text:s text:c="4"/>}</text:p>
      <text:p text:style-name="Standard"/>
      <text:p text:style-name="Standard"><text:s text:c="4"/>public static function numeroObjetosCreado(): int { return self::$contador; }</text:p>
      <text:p text:style-name="Standard">}</text:p>
      <text:p text:style-name="Standard"/>
      <text:p text:style-name="Standard">class VehiculoVTC extends VehiculoExterno {</text:p>
      <text:p text:style-name="Standard"><text:s text:c="4"/>private string $empresaColaboradora;</text:p>
      <text:p text:style-name="Standard"><text:s text:c="4"/>private float $precioPorHora;</text:p>
      <text:p text:style-name="Standard"><text:s text:c="4"/>private string $nivelServicio; // estándar, premium</text:p>
      <text:p text:style-name="Standard"><text:s text:c="4"/>private static int $contador = 0;</text:p>
      <text:p text:style-name="Standard"/>
      <text:p text:style-name="Standard"><text:s text:c="4"/>public function __construct($mat, $mar, $mod, $f, $b, $k, $s, $empresa, $precio, $nivel) {</text:p>
      <text:p text:style-name="Standard"><text:s text:c="8"/>parent::__construct($mat, $mar, $mod, $f, $b, $k, $s);</text:p>
      <text:p text:style-name="Standard"><text:s text:c="8"/>$this-&gt;empresaColaboradora = $empresa;</text:p>
      <text:p text:style-name="Standard"><text:s text:c="8"/>$this-&gt;precioPorHora = $precio;</text:p>
      <text:p text:style-name="Standard"><text:s text:c="8"/>$this-&gt;nivelServicio = $nivel;</text:p>
      <text:p text:style-name="Standard"><text:s text:c="8"/>self::$contador++;</text:p>
      <text:p text:style-name="Standard"><text:s text:c="4"/>}</text:p>
      <text:p text:style-name="Standard"/>
      <text:p text:style-name="Standard"><text:s text:c="4"/>public function informar(): string {</text:p>
      <text:p text:style-name="Standard"><text:s text:c="8"/>return "Soy un vehículo VTC de nivel {$this-&gt;nivelServicio} y estoy esperando una reserva en zona premium.";</text:p>
      <text:p text:style-name="Standard"><text:s text:c="4"/>}</text:p>
      <text:p text:style-name="Standard"/>
      <text:p text:style-name="Standard"><text:s text:c="4"/>public static function generarAlAzar(): VehiculoVTC {</text:p>
      <text:p text:style-name="Standard"><text:s text:c="8"/>return new self(self::helperMatricula(), "Mercedes", "Clase E", "2023-11-11", "BAST002", rand(5000, 40000), true, "Uber/Cabify", 25.0, "premium");</text:p>
      <text:p text:style-name="Standard"><text:s text:c="4"/>}</text:p>
      <text:p text:style-name="Standard"/>
      <text:p text:style-name="Standard"><text:s text:c="4"/>public static function numeroObjetosCreado(): int { return self::$contador; }</text:p>
      <text:p text:style-name="Standard">}</text:p>
      <text:p text:style-name="Standard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0T11:52:37.003000000</meta:creation-date>
    <dc:date>2026-02-20T11:52:58.697000000</dc:date>
    <meta:editing-duration>PT22S</meta:editing-duration>
    <meta:editing-cycles>1</meta:editing-cycles>
    <meta:document-statistic meta:table-count="0" meta:image-count="0" meta:object-count="0" meta:page-count="5" meta:paragraph-count="189" meta:word-count="998" meta:character-count="8784" meta:non-whitespace-character-count="7137"/>
    <meta:generator>LibreOffice/6.1.5.2$Windows_X86_64 LibreOffice_project/90f8dcf33c87b3705e78202e3df5142b201bd805</meta:generator>
  </office:meta>
</office:document-meta>
</file>